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70.49mm"/>
    </style:style>
    <style:style style:name="co4" style:family="table-column">
      <style:table-column-properties fo:break-before="auto" style:column-width="60.25mm"/>
    </style:style>
    <style:style style:name="co5" style:family="table-column">
      <style:table-column-properties fo:break-before="auto" style:column-width="60.8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7.54mm"/>
    </style:style>
    <style:style style:name="co8" style:family="table-column">
      <style:table-column-properties fo:break-before="auto" style:column-width="45.88mm"/>
    </style:style>
    <style:style style:name="co9" style:family="table-column">
      <style:table-column-properties fo:break-before="auto" style:column-width="55.02mm"/>
    </style:style>
    <style:style style:name="co10" style:family="table-column">
      <style:table-column-properties fo:break-before="auto" style:column-width="78.23mm"/>
    </style:style>
    <style:style style:name="co11" style:family="table-column">
      <style:table-column-properties fo:break-before="auto" style:column-width="134.0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3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54" calcext:value-type="float">
            <text:p>0.54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54" calcext:value-type="float">
            <text:p>0.54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.08" calcext:value-type="float">
            <text:p>1.08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2.17" calcext:value-type="float">
            <text:p>2.17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4.33" calcext:value-type="float">
            <text:p>4.33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8.67" calcext:value-type="float">
            <text:p>8.67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7.33" calcext:value-type="float">
            <text:p>17.33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54" calcext:value-type="float">
            <text:p>0.54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54" calcext:value-type="float">
            <text:p>0.54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.08" calcext:value-type="float">
            <text:p>1.08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2.17" calcext:value-type="float">
            <text:p>2.17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4.33" calcext:value-type="float">
            <text:p>4.33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8.67" calcext:value-type="float">
            <text:p>8.67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7.33" calcext:value-type="float">
            <text:p>17.33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54" calcext:value-type="float">
            <text:p>0.54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54" calcext:value-type="float">
            <text:p>0.54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.08" calcext:value-type="float">
            <text:p>1.08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2.17" calcext:value-type="float">
            <text:p>2.17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4.33" calcext:value-type="float">
            <text:p>4.33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8.67" calcext:value-type="float">
            <text:p>8.67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7.33" calcext:value-type="float">
            <text:p>17.33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54" calcext:value-type="float">
            <text:p>0.54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54" calcext:value-type="float">
            <text:p>0.54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.08" calcext:value-type="float">
            <text:p>1.08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2.17" calcext:value-type="float">
            <text:p>2.17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4.33" calcext:value-type="float">
            <text:p>4.33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8.67" calcext:value-type="float">
            <text:p>8.67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7.33" calcext:value-type="float">
            <text:p>17.33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 style:data-style-name="N2" text:time-value="16:42:11.4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6S</meta:editing-duration>
    <meta:editing-cycles>3</meta:editing-cycles>
    <meta:generator>LibreOffice/5.2.7.2$Windows_x86 LibreOffice_project/2b7f1e640c46ceb28adf43ee075a6e8b8439ed10</meta:generator>
    <dc:date>2018-09-24T16:43:55.176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